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ffd320" draw:textarea-horizontal-align="left" draw:textarea-vertical-align="middle" draw:auto-grow-height="false" fo:padding-left="0.508cm"/>
    </style:style>
    <style:style style:name="gr2" style:family="graphic" style:parent-style-name="standard">
      <style:graphic-properties draw:stroke="solid" draw:stroke-dash="Ultrafine_20_Dashed" svg:stroke-color="#c0c0c0"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0000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808080"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76cm" draw:marker-end-width="0.3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376cm" draw:marker-end-width="0.376cm" draw:fill="solid" draw:fill-color="#2300dc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Ultrafine_20_Dashed" draw:fill="solid" draw:fill-color="#0099ff" draw:textarea-horizontal-align="left" draw:textarea-vertical-align="middle" draw:auto-grow-height="false" fo:padding-left="0.508cm"/>
    </style:style>
    <style:style style:name="gr12" style:family="graphic">
      <style:graphic-properties draw:fill="solid" draw:fill-color="#94bd5e" draw:textarea-horizontal-align="justify" draw:textarea-vertical-align="middle" draw:auto-grow-height="false"/>
    </style:style>
    <style:style style:name="gr13" style:family="graphic" style:parent-style-name="standard">
      <style:graphic-properties svg:stroke-width="0.152cm" svg:stroke-color="#000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4" style:family="graphic">
      <style:graphic-properties svg:stroke-width="0.051cm" draw:marker-start-width="0.376cm" draw:marker-end-width="0.376cm" draw:fill="solid" draw:fill-color="#2300dc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>
      <style:graphic-properties draw:fill="solid" draw:fill-color="#ccffff" draw:textarea-horizontal-align="justify" draw:textarea-vertical-align="middle" draw:auto-grow-height="false"/>
    </style:style>
    <style:style style:name="gr16" style:family="graphic">
      <style:graphic-properties draw:stroke="solid" draw:stroke-dash="Ultrafine_20_Dashed" draw:fill="solid" draw:fill-color="#0099ff" draw:textarea-horizontal-align="left" draw:textarea-vertical-align="middle" draw:auto-grow-height="false" fo:padding-left="0.508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808080" fo:font-size="12pt" style:font-size-asian="12pt" style:font-size-complex="12pt"/>
    </style:style>
    <style:style style:name="P5" style:family="paragraph"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000080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20pt"/>
    </style:style>
    <style:style style:name="P11" style:family="paragraph">
      <style:paragraph-properties fo:text-align="center"/>
      <style:text-properties fo:font-size="26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fo:font-size="18pt" fo:font-style="italic" style:font-style-asian="italic" style:font-style-complex="italic"/>
    </style:style>
    <style:style style:name="P14" style:family="paragraph">
      <style:paragraph-properties fo:text-align="start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808080" fo:font-size="18pt" style:font-size-asian="18pt" style:font-size-complex="18pt"/>
    </style:style>
    <style:style style:name="T3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/>
    </style:style>
    <style:style style:name="T5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5.08cm" svg:height="4.445cm" svg:x="12.43cm" svg:y="2.905cm">
          <text:p text:style-name="P1"><text:span text:style-name="T1">ESB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5.08cm" svg:height="1.27cm" svg:x="18.145cm" svg:y="1cm">
          <text:p text:style-name="P3"><text:span text:style-name="T2">Self-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445cm" svg:height="1.905cm" svg:x="1.635cm" svg:y="2.27cm">
          <text:p text:style-name="P3">Application<text:line-break/>A1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3" draw:id="id3" draw:layer="layout" svg:width="4.445cm" svg:height="1.905cm" svg:x="1.636cm" svg:y="4.81cm">
          <text:p text:style-name="P3">Application<text:line-break/>A2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4" draw:id="id4" draw:layer="layout" svg:width="4.445cm" svg:height="1.905cm" svg:x="1.637cm" svg:y="7.35cm">
          <text:p text:style-name="P3">Application<text:line-break/>A3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3" draw:layer="layout" draw:type="curve" svg:x1="6.08cm" svg:y1="3.223cm" svg:x2="9.255cm" svg:y2="5.127cm" draw:start-shape="id1" draw:start-glue-point="7" draw:end-shape="id2" draw:end-glue-point="6" svg:d="m6080 3223c2362 0 775 1904 3175 1904" svg:viewBox="0 0 3176 1905">
          <text:p/>
        </draw:connector>
        <draw:connector draw:style-name="gr4" draw:text-style-name="P3" draw:layer="layout" draw:type="curve" svg:x1="6.081cm" svg:y1="5.763cm" svg:x2="9.255cm" svg:y2="5.127cm" draw:start-shape="id3" draw:start-glue-point="7" draw:end-shape="id2" draw:end-glue-point="6" svg:d="m6081 5763c2362 0 776-636 3174-636" svg:viewBox="0 0 3175 637">
          <text:p/>
        </draw:connector>
        <draw:connector draw:style-name="gr4" draw:text-style-name="P3" draw:layer="layout" draw:type="curve" svg:x1="6.082cm" svg:y1="8.303cm" svg:x2="9.255cm" svg:y2="5.127cm" draw:start-shape="id4" draw:start-glue-point="7" draw:end-shape="id2" draw:end-glue-point="6" svg:d="m6082 8303c2361 0 775-3176 3173-3176" svg:viewBox="0 0 3174 3177">
          <text:p/>
        </draw:connector>
        <draw:connector draw:style-name="gr5" draw:text-style-name="P3" draw:layer="layout" draw:type="curve" svg:x1="18.145cm" svg:y1="1.635cm" svg:x2="14.97cm" svg:y2="2.905cm" draw:start-shape="id5" draw:start-glue-point="3" draw:end-shape="id6" draw:end-glue-point="0" svg:d="m18145 1635c-2117 0-3175 423-3175 1270" svg:viewBox="0 0 3176 1271">
          <text:p/>
        </draw:connector>
        <draw:connector draw:style-name="gr4" draw:text-style-name="P3" draw:layer="layout" draw:type="curve" svg:x1="12.43cm" svg:y1="5.127cm" svg:x2="10.525cm" svg:y2="5.127cm" draw:start-shape="id6" draw:start-glue-point="3" draw:end-shape="id2" draw:end-glue-point="10" svg:d="m12430 5127h-1905" svg:viewBox="0 0 1906 1">
          <text:p/>
        </draw:connector>
        <draw:custom-shape draw:style-name="gr6" draw:text-style-name="P3" xml:id="id2" draw:id="id2" draw:layer="layout" svg:width="1.27cm" svg:height="1.27cm" svg:x="9.255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5.08cm" svg:height="2.639cm" svg:x="7.35cm" svg:y="1.635cm">
          <draw:text-box>
            <text:p text:style-name="P3"><text:span text:style-name="T3">Universal Provisioning Interface</text:span></text:p>
          </draw:text-box>
        </draw:frame>
        <draw:custom-shape draw:style-name="gr2" draw:text-style-name="P4" xml:id="id7" draw:id="id7" draw:layer="layout" svg:width="5.08cm" svg:height="1.27cm" svg:x="19.415cm" svg:y="4.175cm">
          <text:p text:style-name="P3"><text:span text:style-name="T2">Admin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19.415cm" svg:y1="4.81cm" svg:x2="17.51cm" svg:y2="5.127cm" draw:start-shape="id7" draw:start-glue-point="3" draw:end-shape="id6" svg:d="m19415 4810c-1428 0-476 317-1905 317" svg:viewBox="0 0 1906 318">
          <text:p/>
        </draw:connector>
        <draw:custom-shape draw:style-name="gr2" draw:text-style-name="P4" xml:id="id8" draw:id="id8" draw:layer="layout" svg:width="5.08cm" svg:height="1.27cm" svg:x="18.78cm" svg:y="7.985cm">
          <text:p text:style-name="P3"><text:span text:style-name="T2">Whate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18.78cm" svg:y1="8.62cm" svg:x2="14.97cm" svg:y2="7.35cm" draw:start-shape="id8" draw:start-glue-point="3" draw:end-shape="id6" draw:end-glue-point="2" svg:d="m18780 8620c-2540 0-3810-423-3810-1270" svg:viewBox="0 0 3811 1271">
          <text:p/>
        </draw:connector>
      </draw:page>
      <draw:page draw:name="page2" draw:style-name="dp1" draw:master-page-name="Default">
        <draw:custom-shape draw:style-name="gr1" draw:text-style-name="P2" xml:id="id14" draw:id="id14" draw:layer="layout" svg:width="5.08cm" svg:height="4.445cm" svg:x="16.24cm" svg:y="2.905cm">
          <text:p text:style-name="P1"><text:span text:style-name="T1">ESB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5.08cm" svg:height="1.27cm" svg:x="21.955cm" svg:y="1cm">
          <text:p text:style-name="P3"><text:span text:style-name="T2">Self-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445cm" svg:height="1.905cm" svg:x="1.635cm" svg:y="2.27cm">
          <text:p text:style-name="P3"><text:span text:style-name="T4">Application</text:span><text:span text:style-name="T4"><text:line-break/></text:span><text:span text:style-name="T4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6" draw:layer="layout" svg:width="4.445cm" svg:height="1.905cm" svg:x="1.636cm" svg:y="4.81cm">
          <text:p text:style-name="P3"><text:span text:style-name="T4">Application</text:span><text:span text:style-name="T4"><text:line-break/></text:span><text:span text:style-name="T4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6" draw:layer="layout" svg:width="4.445cm" svg:height="1.905cm" svg:x="1.637cm" svg:y="7.35cm">
          <text:p text:style-name="P3"><text:span text:style-name="T4">Application</text:span><text:span text:style-name="T4"><text:line-break/></text:span><text:span text:style-name="T4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3" draw:layer="layout" draw:type="curve" svg:x1="8.62cm" svg:y1="3.222cm" svg:x2="13.065cm" svg:y2="5.127cm" draw:start-shape="id9" draw:end-shape="id10" draw:end-glue-point="6" svg:d="m8620 3222c3315 0 1093 1905 4445 1905" svg:viewBox="0 0 4446 1906">
          <text:p/>
        </draw:connector>
        <draw:connector draw:style-name="gr4" draw:text-style-name="P3" draw:layer="layout" draw:type="curve" svg:x1="8.62cm" svg:y1="5.763cm" svg:x2="13.065cm" svg:y2="5.127cm" draw:start-shape="id11" draw:start-glue-point="7" draw:end-shape="id10" draw:end-glue-point="6" svg:d="m8620 5763c3315 0 1093-636 4445-636" svg:viewBox="0 0 4446 637">
          <text:p/>
        </draw:connector>
        <draw:connector draw:style-name="gr4" draw:text-style-name="P3" draw:layer="layout" draw:type="curve" svg:x1="8.62cm" svg:y1="8.302cm" svg:x2="13.065cm" svg:y2="5.127cm" draw:start-shape="id12" draw:end-shape="id10" draw:end-glue-point="6" svg:d="m8620 8302c3315 0 1093-3175 4445-3175" svg:viewBox="0 0 4446 3176">
          <text:p/>
        </draw:connector>
        <draw:connector draw:style-name="gr5" draw:text-style-name="P3" draw:layer="layout" draw:type="curve" svg:x1="21.955cm" svg:y1="1.635cm" svg:x2="18.78cm" svg:y2="2.905cm" draw:start-shape="id13" draw:start-glue-point="3" draw:end-shape="id14" draw:end-glue-point="0" svg:d="m21955 1635c-2117 0-3175 423-3175 1270" svg:viewBox="0 0 3176 1271">
          <text:p/>
        </draw:connector>
        <draw:connector draw:style-name="gr4" draw:text-style-name="P3" draw:layer="layout" draw:type="curve" svg:x1="16.24cm" svg:y1="5.127cm" svg:x2="14.335cm" svg:y2="5.127cm" draw:start-shape="id14" draw:start-glue-point="3" draw:end-shape="id10" draw:end-glue-point="10" svg:d="m16240 5127h-1905" svg:viewBox="0 0 1906 1">
          <text:p/>
        </draw:connector>
        <draw:custom-shape draw:style-name="gr6" draw:text-style-name="P3" xml:id="id10" draw:id="id10" draw:layer="layout" svg:width="1.27cm" svg:height="1.27cm" svg:x="13.065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5.08cm" svg:height="2.639cm" svg:x="11.16cm" svg:y="1.635cm">
          <draw:text-box>
            <text:p text:style-name="P3"><text:span text:style-name="T3">Universal Provisioning Interface</text:span></text:p>
          </draw:text-box>
        </draw:frame>
        <draw:custom-shape draw:style-name="gr2" draw:text-style-name="P4" xml:id="id15" draw:id="id15" draw:layer="layout" svg:width="5.08cm" svg:height="1.27cm" svg:x="23.225cm" svg:y="4.175cm">
          <text:p text:style-name="P3"><text:span text:style-name="T2">Admin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3.225cm" svg:y1="4.81cm" svg:x2="21.32cm" svg:y2="5.127cm" draw:start-shape="id15" draw:start-glue-point="3" draw:end-shape="id14" svg:d="m23225 4810c-1428 0-476 317-1905 317" svg:viewBox="0 0 1906 318">
          <text:p/>
        </draw:connector>
        <draw:custom-shape draw:style-name="gr2" draw:text-style-name="P4" xml:id="id16" draw:id="id16" draw:layer="layout" svg:width="5.08cm" svg:height="1.27cm" svg:x="22.59cm" svg:y="7.985cm">
          <text:p text:style-name="P3"><text:span text:style-name="T2">Whate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2.59cm" svg:y1="8.62cm" svg:x2="18.78cm" svg:y2="7.35cm" draw:start-shape="id16" draw:start-glue-point="3" draw:end-shape="id14" draw:end-glue-point="2" svg:d="m22590 8620c-2540 0-3810-423-3810-1270" svg:viewBox="0 0 3811 1271">
          <text:p/>
        </draw:connector>
        <draw:custom-shape draw:style-name="gr8" draw:text-style-name="P3" xml:id="id12" draw:id="id12" draw:layer="layout" svg:width="3.175cm" svg:height="1.905cm" svg:x="5.445cm" svg:y="7.35cm">
          <text:p text:style-name="P3">Adapter 3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3" xml:id="id11" draw:id="id11" draw:layer="layout" svg:width="3.175cm" svg:height="1.905cm" svg:x="5.445cm" svg:y="4.81cm">
          <text:p text:style-name="P3">Adapter 2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3" xml:id="id9" draw:id="id9" draw:layer="layout" svg:width="3.175cm" svg:height="1.905cm" svg:x="5.445cm" svg:y="2.27cm">
          <text:p text:style-name="P3">Adapter 1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3" draw:layer="layout" svg:width="2.54cm" svg:height="1.27cm" svg:x="16.875cm" svg:y="2.27cm">
          <text:p text:style-name="P3">Glue 1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3" draw:layer="layout" svg:width="2.54cm" svg:height="1.27cm" svg:x="18.145cm" svg:y="4.175cm">
          <text:p text:style-name="P3">Glue 2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3" draw:layer="layout" svg:width="2.54cm" svg:height="1.27cm" svg:x="15.605cm" svg:y="6.715cm">
          <text:p text:style-name="P3">Glue 3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7" xml:id="id24" draw:id="id24" draw:layer="layout" svg:width="4.445cm" svg:height="4.445cm" svg:x="18.145cm" svg:y="3.54cm">
          <text:p text:style-name="P3"><text:span text:style-name="T1">ESB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3" draw:id="id23" draw:layer="layout" svg:width="5.08cm" svg:height="1.27cm" svg:x="22.35cm" svg:y="1.635cm">
          <text:p text:style-name="P3"><text:span text:style-name="T2">Self-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8" draw:id="id18" draw:layer="layout" svg:width="4.445cm" svg:height="1.905cm" svg:x="1.635cm" svg:y="2.27cm">
          <text:p text:style-name="P3"><text:span text:style-name="T4">Application</text:span><text:span text:style-name="T4"><text:line-break/></text:span><text:span text:style-name="T4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6" xml:id="id27" draw:id="id27" draw:layer="layout" svg:width="4.445cm" svg:height="1.905cm" svg:x="1.636cm" svg:y="4.81cm">
          <text:p text:style-name="P3"><text:span text:style-name="T4">Application</text:span><text:span text:style-name="T4"><text:line-break/></text:span><text:span text:style-name="T4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6" xml:id="id22" draw:id="id22" draw:layer="layout" svg:width="4.445cm" svg:height="1.905cm" svg:x="1.637cm" svg:y="7.35cm">
          <text:p text:style-name="P3"><text:span text:style-name="T4">Application</text:span><text:span text:style-name="T4"><text:line-break/></text:span><text:span text:style-name="T4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3" draw:layer="layout" draw:type="curve" svg:x1="7.35cm" svg:y1="3.223cm" svg:x2="6.08cm" svg:y2="3.223cm" draw:start-shape="id17" draw:start-glue-point="5" draw:end-shape="id18" draw:end-glue-point="7" svg:d="m7350 3223h-1270" svg:viewBox="0 0 1271 1">
          <text:p/>
        </draw:connector>
        <draw:connector draw:style-name="gr4" draw:text-style-name="P3" draw:layer="layout" draw:type="curve" svg:x1="14.335cm" svg:y1="6.08cm" svg:x2="14.97cm" svg:y2="6.08cm" draw:start-shape="id19" draw:start-glue-point="1" draw:end-shape="id20" draw:end-glue-point="6" svg:d="m14335 6080h635" svg:viewBox="0 0 636 1">
          <text:p/>
        </draw:connector>
        <draw:connector draw:style-name="gr4" draw:text-style-name="P3" draw:layer="layout" draw:type="curve" svg:x1="7.35cm" svg:y1="8.938cm" svg:x2="6.082cm" svg:y2="8.303cm" draw:start-shape="id21" draw:start-glue-point="5" draw:end-shape="id22" draw:end-glue-point="7" svg:d="m7350 8938c-951 0-317-635-1268-635" svg:viewBox="0 0 1269 636">
          <text:p/>
        </draw:connector>
        <draw:connector draw:style-name="gr5" draw:text-style-name="P3" draw:layer="layout" draw:type="curve" svg:x1="22.35cm" svg:y1="2.27cm" svg:x2="20.367cm" svg:y2="3.54cm" draw:start-shape="id23" draw:start-glue-point="3" draw:end-shape="id24" draw:end-glue-point="0" svg:d="m22350 2270c-1322 0-1983 423-1983 1270" svg:viewBox="0 0 1984 1271">
          <text:p/>
        </draw:connector>
        <draw:connector draw:style-name="gr4" draw:text-style-name="P3" draw:layer="layout" draw:type="curve" svg:x1="18.145cm" svg:y1="5.762cm" svg:x2="16.24cm" svg:y2="6.08cm" draw:start-shape="id24" draw:start-glue-point="3" draw:end-shape="id20" draw:end-glue-point="10" svg:d="m18145 5762c-1410 0-458 318-1905 318" svg:viewBox="0 0 1906 319">
          <text:p/>
        </draw:connector>
        <draw:custom-shape draw:style-name="gr9" draw:text-style-name="P3" xml:id="id20" draw:id="id20" draw:layer="layout" svg:width="1.27cm" svg:height="1.27cm" svg:x="14.9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5.08cm" svg:height="2.639cm" svg:x="13.7cm" svg:y="1.536cm">
          <draw:text-box>
            <text:p text:style-name="P3"><text:span text:style-name="T5">Unified Provisioning Interface</text:span></text:p>
          </draw:text-box>
        </draw:frame>
        <draw:custom-shape draw:style-name="gr2" draw:text-style-name="P4" xml:id="id25" draw:id="id25" draw:layer="layout" svg:width="5.08cm" svg:height="1.27cm" svg:x="23.62cm" svg:y="4.81cm">
          <text:p text:style-name="P3"><text:span text:style-name="T2">Admin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3.62cm" svg:y1="5.445cm" svg:x2="22.59cm" svg:y2="5.762cm" draw:start-shape="id25" draw:start-glue-point="3" draw:end-shape="id24" svg:d="m23620 5445c-772 0-258 317-1030 317" svg:viewBox="0 0 1031 318">
          <text:p/>
        </draw:connector>
        <draw:custom-shape draw:style-name="gr2" draw:text-style-name="P4" xml:id="id26" draw:id="id26" draw:layer="layout" svg:width="5.08cm" svg:height="1.27cm" svg:x="22.985cm" svg:y="8.62cm">
          <text:p text:style-name="P3"><text:span text:style-name="T2">Whate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22.985cm" svg:y1="9.255cm" svg:x2="20.367cm" svg:y2="7.985cm" draw:start-shape="id26" draw:start-glue-point="3" draw:end-shape="id24" draw:end-glue-point="2" svg:d="m22985 9255c-1746 0-2618-423-2618-1270" svg:viewBox="0 0 2619 1271">
          <text:p/>
        </draw:connector>
        <draw:custom-shape draw:style-name="gr10" draw:text-style-name="P6" xml:id="id21" draw:id="id21" draw:layer="layout" svg:width="3.81cm" svg:height="1.905cm" svg:x="7.35cm" svg:y="7.985cm">
          <text:p text:style-name="P3"><text:span text:style-name="T4">Connector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6" xml:id="id17" draw:id="id17" draw:layer="layout" svg:width="3.81cm" svg:height="1.905cm" svg:x="7.35cm" svg:y="2.27cm">
          <text:p text:style-name="P3"><text:span text:style-name="T4">Connector 1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9" xml:id="id19" draw:id="id19" draw:layer="layout" svg:width="6.35cm" svg:height="5.08cm" svg:x="7.985cm" svg:y="3.54cm">
          <text:p text:style-name="P3"><text:span text:style-name="T6">Identity</text:span></text:p>
          <text:p text:style-name="P3"><text:span text:style-name="T6">Provisioning</text:span></text:p>
          <text:p text:style-name="P3"><text:span text:style-name="T6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7.35cm" svg:y1="3.223cm" svg:x2="6.081cm" svg:y2="5.763cm" draw:start-shape="id17" draw:start-glue-point="5" draw:end-shape="id27" draw:end-glue-point="7" svg:d="m7350 3223c-951 0-317 2540-1269 2540" svg:viewBox="0 0 1270 2541">
          <text:p/>
        </draw:connector>
      </draw:page>
      <draw:page draw:name="page4" draw:style-name="dp1" draw:master-page-name="Default">
        <draw:custom-shape draw:style-name="gr12" draw:text-style-name="P6" xml:id="id29" draw:id="id29" draw:layer="Layout" svg:width="4.445cm" svg:height="1.905cm" svg:x="1.635cm" svg:y="2.27cm">
          <text:p text:style-name="P6"><text:span text:style-name="T4">Application</text:span><text:span text:style-name="T4"><text:line-break/></text:span><text:span text:style-name="T4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34" draw:id="id34" draw:layer="Layout" svg:width="4.445cm" svg:height="1.905cm" svg:x="1.636cm" svg:y="4.81cm">
          <text:p text:style-name="P6"><text:span text:style-name="T4">Application</text:span><text:span text:style-name="T4"><text:line-break/></text:span><text:span text:style-name="T4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33" draw:id="id33" draw:layer="Layout" svg:width="4.445cm" svg:height="1.905cm" svg:x="1.637cm" svg:y="7.35cm">
          <text:p text:style-name="P6"><text:span text:style-name="T4">Application</text:span><text:span text:style-name="T4"><text:line-break/></text:span><text:span text:style-name="T4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3" draw:layer="layout" draw:type="curve" svg:x1="7.35cm" svg:y1="3.223cm" svg:x2="6.08cm" svg:y2="3.223cm" draw:start-shape="id28" draw:start-glue-point="5" draw:end-shape="id29" draw:end-glue-point="7" svg:d="m7350 3223h-1270" svg:viewBox="0 0 1271 1">
          <text:p/>
        </draw:connector>
        <draw:connector draw:style-name="gr13" draw:text-style-name="P3" draw:layer="layout" draw:type="curve" svg:x1="14.335cm" svg:y1="6.08cm" svg:x2="14.97cm" svg:y2="6.08cm" draw:start-shape="id30" draw:start-glue-point="1" draw:end-shape="id31" draw:end-glue-point="6" svg:d="m14335 6080h635" svg:viewBox="0 0 636 1">
          <text:p/>
        </draw:connector>
        <draw:connector draw:style-name="gr4" draw:text-style-name="P3" draw:layer="layout" draw:type="curve" svg:x1="7.35cm" svg:y1="8.938cm" svg:x2="6.082cm" svg:y2="8.303cm" draw:start-shape="id32" draw:start-glue-point="5" draw:end-shape="id33" draw:end-glue-point="7" svg:d="m7350 8938c-951 0-317-635-1268-635" svg:viewBox="0 0 1269 636">
          <text:p/>
        </draw:connector>
        <draw:custom-shape draw:style-name="gr14" draw:text-style-name="P3" xml:id="id31" draw:id="id31" draw:layer="Layout" svg:width="1.27cm" svg:height="1.27cm" svg:x="14.9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5.08cm" svg:height="1.843cm" svg:x="13.7cm" svg:y="2.332cm">
          <draw:text-box>
            <text:p text:style-name="P10"><text:span text:style-name="T5">Provisioning Interface</text:span></text:p>
          </draw:text-box>
        </draw:frame>
        <draw:custom-shape draw:style-name="gr15" draw:text-style-name="P6" xml:id="id32" draw:id="id32" draw:layer="Layout" svg:width="3.81cm" svg:height="1.905cm" svg:x="7.35cm" svg:y="7.985cm">
          <text:p text:style-name="P6"><text:span text:style-name="T4">Connector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5" draw:text-style-name="P6" xml:id="id28" draw:id="id28" draw:layer="Layout" svg:width="3.81cm" svg:height="1.905cm" svg:x="7.35cm" svg:y="2.27cm">
          <text:p text:style-name="P6"><text:span text:style-name="T4">Connector 1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9" xml:id="id30" draw:id="id30" draw:layer="Layout" svg:width="6.35cm" svg:height="5.08cm" svg:x="7.985cm" svg:y="3.54cm">
          <text:p text:style-name="P11"><text:span text:style-name="T6">Identity</text:span></text:p>
          <text:p text:style-name="P11"><text:span text:style-name="T6">Provisioning</text:span></text:p>
          <text:p text:style-name="P11"><text:span text:style-name="T6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7.35cm" svg:y1="3.223cm" svg:x2="6.081cm" svg:y2="5.763cm" draw:start-shape="id28" draw:start-glue-point="5" draw:end-shape="id34" draw:end-glue-point="7" svg:d="m7350 3223c-951 0-317 2540-1269 2540" svg:viewBox="0 0 1270 2541">
          <text:p/>
        </draw:connector>
        <draw:custom-shape draw:style-name="gr3" draw:text-style-name="P6" xml:id="id37" draw:id="id37" draw:layer="layout" svg:width="4.445cm" svg:height="1.905cm" svg:x="20.05cm" svg:y="2.27cm">
          <text:p text:style-name="P6"><text:span text:style-name="T4">Application</text:span><text:span text:style-name="T4"><text:line-break/></text:span><text:span text:style-name="T4">A4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6" xml:id="id36" draw:id="id36" draw:layer="layout" svg:width="4.445cm" svg:height="1.905cm" svg:x="20.05cm" svg:y="5.445cm">
          <text:p text:style-name="P6"><text:span text:style-name="T4">Application</text:span><text:span text:style-name="T4"><text:line-break/></text:span><text:span text:style-name="T4">A5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6" xml:id="id35" draw:id="id35" draw:layer="layout" svg:width="4.445cm" svg:height="1.905cm" svg:x="20.05cm" svg:y="8.62cm">
          <text:p text:style-name="P6"><text:span text:style-name="T4">Application</text:span><text:span text:style-name="T4"><text:line-break/></text:span><text:span text:style-name="T4">A6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7" draw:text-style-name="P3" draw:layer="layout" draw:type="curve" svg:x1="20.05cm" svg:y1="9.573cm" svg:x2="16.054cm" svg:y2="6.529cm" draw:start-shape="id35" draw:start-glue-point="5" draw:end-shape="id31" draw:end-glue-point="9" svg:d="m20050 9573c-2838 0-840-3044-3996-3044" svg:viewBox="0 0 3997 3045">
          <text:p/>
        </draw:connector>
        <draw:connector draw:style-name="gr17" draw:text-style-name="P3" draw:layer="layout" draw:type="curve" svg:x1="20.05cm" svg:y1="6.398cm" svg:x2="16.24cm" svg:y2="6.08cm" draw:start-shape="id36" draw:start-glue-point="5" draw:end-shape="id31" draw:end-glue-point="10" svg:d="m20050 6398c-2838 0-933-318-3810-318" svg:viewBox="0 0 3811 319">
          <text:p/>
        </draw:connector>
        <draw:connector draw:style-name="gr17" draw:text-style-name="P3" draw:layer="layout" draw:type="curve" svg:x1="20.05cm" svg:y1="3.223cm" svg:x2="16.054cm" svg:y2="5.631cm" draw:start-shape="id37" draw:start-glue-point="5" draw:end-shape="id31" draw:end-glue-point="11" svg:d="m20050 3223c-2838 0-840 2408-3996 2408" svg:viewBox="0 0 3997 2409">
          <text:p/>
        </draw:connector>
        <draw:frame draw:style-name="gr18" draw:text-style-name="P12" draw:layer="layout" svg:width="4.443cm" svg:height="0.962cm" svg:x="15.607cm" svg:y="9.563cm">
          <draw:text-box>
            <text:p text:style-name="P12"><text:span text:style-name="T7">authentication</text:span></text:p>
          </draw:text-box>
        </draw:frame>
        <draw:frame draw:style-name="gr18" draw:text-style-name="P12" draw:layer="layout" svg:width="3.669cm" svg:height="0.962cm" svg:x="18.145cm" svg:y="4.175cm">
          <draw:text-box>
            <text:p text:style-name="P12"><text:span text:style-name="T7">read profile</text:span></text:p>
          </draw:text-box>
        </draw:frame>
      </draw:page>
      <draw:page draw:name="page5" draw:style-name="dp1" draw:master-page-name="Default">
        <draw:custom-shape draw:style-name="gr19" draw:text-style-name="P3" draw:layer="layout" svg:width="3.81cm" svg:height="3.81cm" svg:x="15.605cm" svg:y="2.27cm">
          <text:p text:style-name="P3">LDA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6" xml:id="id47" draw:id="id47" draw:layer="layout" svg:width="5.715cm" svg:height="1.905cm" svg:x="11.795cm" svg:y="7.985cm">
          <text:p text:style-name="P6"><text:span text:style-name="T4">LDAP Connect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39" draw:id="id39" draw:layer="Layout" svg:width="4.445cm" svg:height="1.905cm" svg:x="1.635cm" svg:y="2.27cm">
          <text:p text:style-name="P6"><text:span text:style-name="T4">Application</text:span><text:span text:style-name="T4"><text:line-break/></text:span><text:span text:style-name="T4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42" draw:id="id42" draw:layer="Layout" svg:width="4.445cm" svg:height="1.905cm" svg:x="1.636cm" svg:y="4.81cm">
          <text:p text:style-name="P6"><text:span text:style-name="T4">Application</text:span><text:span text:style-name="T4"><text:line-break/></text:span><text:span text:style-name="T4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41" draw:id="id41" draw:layer="Layout" svg:width="4.445cm" svg:height="1.905cm" svg:x="1.637cm" svg:y="7.35cm">
          <text:p text:style-name="P6"><text:span text:style-name="T4">Application</text:span><text:span text:style-name="T4"><text:line-break/></text:span><text:span text:style-name="T4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3" draw:layer="layout" draw:type="curve" svg:x1="7.35cm" svg:y1="3.223cm" svg:x2="6.08cm" svg:y2="3.223cm" draw:start-shape="id38" draw:start-glue-point="5" draw:end-shape="id39" draw:end-glue-point="7" svg:d="m7350 3223h-1270" svg:viewBox="0 0 1271 1">
          <text:p/>
        </draw:connector>
        <draw:connector draw:style-name="gr4" draw:text-style-name="P3" draw:layer="layout" draw:type="curve" svg:x1="7.35cm" svg:y1="8.938cm" svg:x2="6.082cm" svg:y2="8.303cm" draw:start-shape="id40" draw:start-glue-point="5" draw:end-shape="id41" draw:end-glue-point="7" svg:d="m7350 8938c-951 0-317-635-1268-635" svg:viewBox="0 0 1269 636">
          <text:p/>
        </draw:connector>
        <draw:custom-shape draw:style-name="gr15" draw:text-style-name="P6" xml:id="id40" draw:id="id40" draw:layer="Layout" svg:width="3.81cm" svg:height="1.905cm" svg:x="7.35cm" svg:y="7.985cm">
          <text:p text:style-name="P6"><text:span text:style-name="T4">Connector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5" draw:text-style-name="P6" xml:id="id38" draw:id="id38" draw:layer="Layout" svg:width="3.81cm" svg:height="1.905cm" svg:x="7.35cm" svg:y="2.27cm">
          <text:p text:style-name="P6"><text:span text:style-name="T4">Connector 1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9" draw:layer="Layout" svg:width="6.35cm" svg:height="4.846cm" svg:x="7.985cm" svg:y="3.54cm">
          <text:p text:style-name="P11"><text:span text:style-name="T6">Identity</text:span></text:p>
          <text:p text:style-name="P11"><text:span text:style-name="T6">Provisioning</text:span></text:p>
          <text:p text:style-name="P11"><text:span text:style-name="T6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7.35cm" svg:y1="3.223cm" svg:x2="6.081cm" svg:y2="5.763cm" draw:start-shape="id38" draw:start-glue-point="5" draw:end-shape="id42" draw:end-glue-point="7" svg:d="m7350 3223c-951 0-317 2540-1269 2540" svg:viewBox="0 0 1270 2541">
          <text:p/>
        </draw:connector>
        <draw:custom-shape draw:style-name="gr12" draw:text-style-name="P6" xml:id="id46" draw:id="id46" draw:layer="Layout" svg:width="4.445cm" svg:height="1.905cm" svg:x="23.225cm" svg:y="2.27cm">
          <text:p text:style-name="P6"><text:span text:style-name="T4">Application</text:span><text:span text:style-name="T4"><text:line-break/></text:span><text:span text:style-name="T4">A4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45" draw:id="id45" draw:layer="Layout" svg:width="4.445cm" svg:height="1.905cm" svg:x="23.225cm" svg:y="5.445cm">
          <text:p text:style-name="P6"><text:span text:style-name="T4">Application</text:span><text:span text:style-name="T4"><text:line-break/></text:span><text:span text:style-name="T4">A5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43" draw:id="id43" draw:layer="Layout" svg:width="4.445cm" svg:height="1.905cm" svg:x="23.225cm" svg:y="8.62cm">
          <text:p text:style-name="P6"><text:span text:style-name="T4">Application</text:span><text:span text:style-name="T4"><text:line-break/></text:span><text:span text:style-name="T4">A6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7" draw:text-style-name="P3" draw:layer="layout" draw:type="curve" svg:x1="23.225cm" svg:y1="9.573cm" svg:x2="20.05cm" svg:y2="5.445cm" draw:start-shape="id43" draw:start-glue-point="5" draw:end-shape="id44" draw:end-glue-point="8" svg:d="m23225 9573c-2380 0-793-4128-3175-4128" svg:viewBox="0 0 3176 4129">
          <text:p/>
        </draw:connector>
        <draw:connector draw:style-name="gr17" draw:text-style-name="P3" draw:layer="layout" draw:type="curve" svg:x1="23.225cm" svg:y1="6.398cm" svg:x2="20.05cm" svg:y2="5.445cm" draw:start-shape="id45" draw:start-glue-point="5" draw:end-shape="id44" draw:end-glue-point="8" svg:d="m23225 6398c-2380 0-793-953-3175-953" svg:viewBox="0 0 3176 954">
          <text:p/>
        </draw:connector>
        <draw:connector draw:style-name="gr17" draw:text-style-name="P3" draw:layer="layout" draw:type="curve" svg:x1="23.225cm" svg:y1="3.223cm" svg:x2="20.05cm" svg:y2="5.445cm" draw:start-shape="id46" draw:start-glue-point="5" draw:end-shape="id44" draw:end-glue-point="8" svg:d="m23225 3223c-2380 0-793 2222-3175 2222" svg:viewBox="0 0 3176 2223">
          <text:p/>
        </draw:connector>
        <draw:frame draw:style-name="gr18" draw:text-style-name="P13" draw:layer="layout" svg:width="4.443cm" svg:height="0.962cm" svg:x="21.322cm" svg:y="10.833cm">
          <draw:text-box>
            <text:p text:style-name="P13"><text:span text:style-name="T7">authentication</text:span></text:p>
          </draw:text-box>
        </draw:frame>
        <draw:frame draw:style-name="gr18" draw:text-style-name="P13" draw:layer="layout" svg:width="3.669cm" svg:height="0.962cm" svg:x="21.955cm" svg:y="4.175cm">
          <draw:text-box>
            <text:p text:style-name="P13"><text:span text:style-name="T7">read profile</text:span></text:p>
          </draw:text-box>
        </draw:frame>
        <draw:custom-shape draw:style-name="gr19" draw:text-style-name="P3" xml:id="id44" draw:id="id44" draw:layer="layout" svg:width="3.81cm" svg:height="3.81cm" svg:x="16.24cm" svg:y="3.54cm">
          <text:p text:style-name="P3">LDA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draw:type="curve" svg:x1="17.51cm" svg:y1="8.938cm" svg:x2="18.145cm" svg:y2="7.35cm" draw:start-shape="id47" draw:start-glue-point="7" draw:end-shape="id44" draw:end-glue-point="7" svg:d="m17510 8938c424 0 635-529 635-1588" svg:viewBox="0 0 636 1589">
          <text:p/>
        </draw:connector>
      </draw:page>
      <draw:page draw:name="page6" draw:style-name="dp1" draw:master-page-name="Default">
        <draw:custom-shape draw:style-name="gr15" draw:text-style-name="P6" xml:id="id57" draw:id="id57" draw:layer="Layout" svg:width="5.715cm" svg:height="1.905cm" svg:x="11.795cm" svg:y="7.985cm">
          <text:p text:style-name="P6"><text:span text:style-name="T4">LDAP Connect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49" draw:id="id49" draw:layer="Layout" svg:width="4.445cm" svg:height="1.905cm" svg:x="1.635cm" svg:y="2.27cm">
          <text:p text:style-name="P6"><text:span text:style-name="T4">Application</text:span><text:span text:style-name="T4"><text:line-break/></text:span><text:span text:style-name="T4">A1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52" draw:id="id52" draw:layer="Layout" svg:width="4.445cm" svg:height="1.905cm" svg:x="1.636cm" svg:y="4.81cm">
          <text:p text:style-name="P6"><text:span text:style-name="T4">Application</text:span><text:span text:style-name="T4"><text:line-break/></text:span><text:span text:style-name="T4">A2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51" draw:id="id51" draw:layer="Layout" svg:width="4.445cm" svg:height="1.905cm" svg:x="1.637cm" svg:y="7.35cm">
          <text:p text:style-name="P6"><text:span text:style-name="T4">Application</text:span><text:span text:style-name="T4"><text:line-break/></text:span><text:span text:style-name="T4">A3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3" draw:layer="layout" draw:type="curve" svg:x1="7.35cm" svg:y1="3.223cm" svg:x2="6.08cm" svg:y2="3.223cm" draw:start-shape="id48" draw:start-glue-point="5" draw:end-shape="id49" draw:end-glue-point="7" svg:d="m7350 3223h-1270" svg:viewBox="0 0 1271 1">
          <text:p/>
        </draw:connector>
        <draw:connector draw:style-name="gr4" draw:text-style-name="P3" draw:layer="layout" draw:type="curve" svg:x1="7.35cm" svg:y1="8.938cm" svg:x2="6.082cm" svg:y2="8.303cm" draw:start-shape="id50" draw:start-glue-point="5" draw:end-shape="id51" draw:end-glue-point="7" svg:d="m7350 8938c-951 0-317-635-1268-635" svg:viewBox="0 0 1269 636">
          <text:p/>
        </draw:connector>
        <draw:custom-shape draw:style-name="gr15" draw:text-style-name="P6" xml:id="id50" draw:id="id50" draw:layer="Layout" svg:width="3.81cm" svg:height="1.905cm" svg:x="7.35cm" svg:y="7.985cm">
          <text:p text:style-name="P6"><text:span text:style-name="T4">Connector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5" draw:text-style-name="P6" xml:id="id48" draw:id="id48" draw:layer="Layout" svg:width="3.81cm" svg:height="1.905cm" svg:x="7.35cm" svg:y="2.27cm">
          <text:p text:style-name="P6"><text:span text:style-name="T4">Connector 1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9" draw:layer="Layout" svg:width="6.35cm" svg:height="4.846cm" svg:x="7.985cm" svg:y="3.54cm">
          <text:p text:style-name="P11"><text:span text:style-name="T6">Identity</text:span></text:p>
          <text:p text:style-name="P11"><text:span text:style-name="T6">Provisioning</text:span></text:p>
          <text:p text:style-name="P11"><text:span text:style-name="T6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7.35cm" svg:y1="3.223cm" svg:x2="6.081cm" svg:y2="5.763cm" draw:start-shape="id48" draw:start-glue-point="5" draw:end-shape="id52" draw:end-glue-point="7" svg:d="m7350 3223c-951 0-317 2540-1269 2540" svg:viewBox="0 0 1270 2541">
          <text:p/>
        </draw:connector>
        <draw:custom-shape draw:style-name="gr12" draw:text-style-name="P6" xml:id="id56" draw:id="id56" draw:layer="Layout" svg:width="4.445cm" svg:height="1.905cm" svg:x="23.225cm" svg:y="2.27cm">
          <text:p text:style-name="P6"><text:span text:style-name="T4">Application</text:span><text:span text:style-name="T4"><text:line-break/></text:span><text:span text:style-name="T4">A4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55" draw:id="id55" draw:layer="Layout" svg:width="4.445cm" svg:height="1.905cm" svg:x="23.225cm" svg:y="5.445cm">
          <text:p text:style-name="P6"><text:span text:style-name="T4">Application</text:span><text:span text:style-name="T4"><text:line-break/></text:span><text:span text:style-name="T4">A5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xml:id="id53" draw:id="id53" draw:layer="Layout" svg:width="4.445cm" svg:height="1.905cm" svg:x="23.225cm" svg:y="8.62cm">
          <text:p text:style-name="P6"><text:span text:style-name="T4">Application</text:span><text:span text:style-name="T4"><text:line-break/></text:span><text:span text:style-name="T4">A6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7" draw:text-style-name="P3" draw:layer="layout" draw:type="curve" svg:x1="23.225cm" svg:y1="9.573cm" svg:x2="21.32cm" svg:y2="6.08cm" draw:start-shape="id53" draw:start-glue-point="5" draw:end-shape="id54" svg:d="m23225 9573c-1429 0-477-3493-1905-3493" svg:viewBox="0 0 1906 3494">
          <text:p/>
        </draw:connector>
        <draw:connector draw:style-name="gr17" draw:text-style-name="P3" draw:layer="layout" draw:type="curve" svg:x1="23.225cm" svg:y1="6.398cm" svg:x2="21.32cm" svg:y2="6.08cm" draw:start-shape="id55" draw:start-glue-point="5" draw:end-shape="id54" svg:d="m23225 6398c-1429 0-477-318-1905-318" svg:viewBox="0 0 1906 319">
          <text:p/>
        </draw:connector>
        <draw:connector draw:style-name="gr17" draw:text-style-name="P3" draw:layer="layout" draw:type="curve" svg:x1="23.225cm" svg:y1="3.223cm" svg:x2="21.32cm" svg:y2="6.08cm" draw:start-shape="id56" draw:start-glue-point="5" draw:end-shape="id54" svg:d="m23225 3223c-1429 0-477 2857-1905 2857" svg:viewBox="0 0 1906 2858">
          <text:p/>
        </draw:connector>
        <draw:frame draw:style-name="gr18" draw:text-style-name="P13" draw:layer="layout" svg:width="4.443cm" svg:height="0.962cm" svg:x="21.322cm" svg:y="10.833cm">
          <draw:text-box>
            <text:p text:style-name="P13"><text:span text:style-name="T7">authentication</text:span></text:p>
          </draw:text-box>
        </draw:frame>
        <draw:frame draw:style-name="gr18" draw:text-style-name="P13" draw:layer="layout" svg:width="3.669cm" svg:height="0.962cm" svg:x="22.59cm" svg:y="4.175cm">
          <draw:text-box>
            <text:p text:style-name="P13"><text:span text:style-name="T7">read profile</text:span></text:p>
          </draw:text-box>
        </draw:frame>
        <draw:custom-shape draw:style-name="gr20" draw:text-style-name="P6" xml:id="id58" draw:id="id58" draw:layer="Layout" svg:width="3.81cm" svg:height="3.81cm" svg:x="16.24cm" svg:y="3.54cm">
          <text:p text:style-name="P14"><text:s text:c="2"/>LDA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draw:type="curve" svg:x1="17.51cm" svg:y1="8.938cm" svg:x2="18.145cm" svg:y2="7.35cm" draw:start-shape="id57" draw:start-glue-point="7" draw:end-shape="id58" draw:end-glue-point="7" svg:d="m17510 8938c424 0 635-529 635-1588" svg:viewBox="0 0 636 1589">
          <text:p/>
        </draw:connector>
        <draw:custom-shape draw:style-name="gr19" draw:text-style-name="P3" xml:id="id54" draw:id="id54" draw:layer="layout" svg:width="2.54cm" svg:height="7.62cm" svg:x="18.78cm" svg:y="2.27cm">
          <text:p text:style-name="P3">Access<text:line-break/>Mana<text:line-break/>gem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7-14T10:59:41</meta:creation-date>
    <dc:date>2014-03-05T11:09:38.937449066</dc:date>
    <dc:creator>Radovan Semancik</dc:creator>
    <meta:editing-duration>PT4H6M20S</meta:editing-duration>
    <meta:editing-cycles>30</meta:editing-cycles>
    <meta:generator>LibreOffice/4.1.3.2$Linux_X86_64 LibreOffice_project/410m0$Build-2</meta:generator>
    <meta:document-statistic meta:object-count="120"/>
  </office:meta>
</office:document-meta>
</file>